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text-properties style:font-name="Arial" style:text-underline-style="none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LADDLISTA OCH KOM IHÅG</text:p>
      <text:p text:style-name="P1"/>
      <text:p text:style-name="P3">Allmänt kom ihåg:</text:p>
      <text:p text:style-name="P1">Facebooksida till företaget</text:p>
      <text:p text:style-name="P1">Google Plus - bara med kontaktuppgifter</text:p>
      <text:p text:style-name="P1">Blogg/nyhetsflöde</text:p>
      <text:p text:style-name="P1">Retweet och dela/gilla-funktionalitet under inlägg</text:p>
      <text:p text:style-name="P1">Flerspråkig (om tid finns)</text:p>
      <text:p text:style-name="P1">Sticky Header (helst)</text:p>
      <text:p text:style-name="P1">Bilder och Fancybox (eller motsvarande)</text:p>
      <text:p text:style-name="P1">Kryssa i synbar på google på wordpressidan.</text:p>
      <text:p text:style-name="P1">Titlar på alla sidor</text:p>
      <text:p text:style-name="P1">SEO, metataggar, beskrivningar osv via WP</text:p>
      <text:p text:style-name="P1">få bort WP-genererad CSS i html-filen.</text:p>
      <text:p text:style-name="P1">lägg till "hem" vid klick på loggan</text:p>
      <text:p text:style-name="P1"/>
      <text:p text:style-name="P3">Frågor:</text:p>
      <text:p text:style-name="P1">Funkar det med sticky header och responsiv sida?</text:p>
      <text:p text:style-name="P1"/>
      <text:p text:style-name="P1"/>
      <text:p text:style-name="P3">Grov planering:</text:p>
      <text:p text:style-name="P4">Skapa WP-projekt</text:p>
      <text:p text:style-name="P4">Gör enkel mall för sidan (HTML och CSS)</text:p>
      <text:p text:style-name="P4">Överför mallen till tema</text:p>
      <text:p text:style-name="P4">Gör bokningssidan (php mvc och mysql)</text:p>
      <text:p text:style-name="P4">Publicera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21:35:23</meta:creation-date>
    <dc:date>2014-05-02T21:24:44</dc:date>
    <meta:editing-duration>PT9H29M39S</meta:editing-duration>
    <meta:editing-cycles>8</meta:editing-cycles>
    <meta:generator>OpenOffice.org/3.4.1$Unix OpenOffice.org_project/341m1$Build-9593</meta:generator>
    <meta:document-statistic meta:table-count="0" meta:image-count="0" meta:object-count="0" meta:page-count="1" meta:paragraph-count="22" meta:word-count="96" meta:character-count="632"/>
  </office:meta>
</office:document-meta>
</file>